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1cm" fo:min-width="0cm"/>
    </style:style>
    <style:style style:name="gr11" style:family="graphic" style:parent-style-name="standard">
      <style:graphic-properties draw:stroke="none" svg:stroke-color="#000000" draw:fill="none" draw:fill-color="#ffffff" fo:min-height="8.63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text-properties fo:font-size="14pt"/>
    </style:style>
    <style:style style:name="P3" style:family="paragraph">
      <style:text-properties fo:font-weight="bold"/>
    </style:style>
    <style:style style:name="P4" style:family="paragraph"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5pt" fo:language="en" fo:country="US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691cm" svg:height="0.962cm" svg:x="7.995cm" svg:y="2.689cm">
          <draw:text-box>
            <text:p>Product</text:p>
          </draw:text-box>
        </draw:frame>
        <draw:frame draw:style-name="gr2" draw:text-style-name="P1" draw:layer="layout" svg:width="3.643cm" svg:height="1.673cm" svg:x="7.555cm" svg:y="7.741cm">
          <draw:text-box>
            <text:p text:style-name="P1">Interaction <text:line-break/>Design</text:p>
          </draw:text-box>
        </draw:frame>
        <draw:frame draw:style-name="gr3" draw:layer="layout" svg:width="2.479cm" svg:height="0.962cm" svg:x="8.137cm" svg:y="13.913cm">
          <draw:text-box>
            <text:p>Design</text:p>
          </draw:text-box>
        </draw:frame>
        <draw:frame draw:style-name="gr4" draw:layer="layout" svg:width="1.737cm" svg:height="1.47cm" svg:x="8.507cm" svg:y="19.696cm">
          <draw:text-box>
            <text:p>UI</text:p>
          </draw:text-box>
        </draw:frame>
        <draw:frame draw:style-name="gr5" xml:id="id1" draw:id="id1" draw:layer="layout" svg:width="3.22cm" svg:height="0.962cm" svg:x="7.766cm" svg:y="11.193cm">
          <draw:text-box>
            <text:p>Research</text:p>
          </draw:text-box>
        </draw:frame>
        <draw:frame draw:style-name="gr6" xml:id="id3" draw:id="id3" draw:layer="layout" svg:width="3.222cm" svg:height="0.962cm" svg:x="7.765cm" svg:y="16.634cm">
          <draw:text-box>
            <text:p>Research</text:p>
          </draw:text-box>
        </draw:frame>
        <draw:frame draw:style-name="gr7" draw:text-style-name="P2" draw:layer="layout" svg:width="4.282cm" svg:height="0.802cm" svg:x="11.922cm" svg:y="4.032cm">
          <draw:text-box>
            <text:p text:style-name="P2">Functional Specs</text:p>
          </draw:text-box>
        </draw:frame>
        <draw:frame draw:style-name="gr7" draw:text-style-name="P2" draw:layer="layout" svg:width="2.449cm" svg:height="0.802cm" svg:x="11.922cm" svg:y="6.618cm">
          <draw:text-box>
            <text:p text:style-name="P2">Direction</text:p>
          </draw:text-box>
        </draw:frame>
        <draw:frame draw:style-name="gr8" draw:text-style-name="P2" draw:layer="layout" svg:width="3.749cm" svg:height="1.016cm" svg:x="11.922cm" svg:y="10.02cm">
          <draw:text-box>
            <text:p text:style-name="P2">Wireframes</text:p>
          </draw:text-box>
        </draw:frame>
        <draw:frame draw:style-name="gr9" draw:text-style-name="P2" draw:layer="layout" svg:width="2.335cm" svg:height="1.578cm" svg:x="11.922cm" svg:y="15.125cm">
          <draw:text-box>
            <text:p text:style-name="P2">Mocks</text:p>
          </draw:text-box>
        </draw:frame>
        <draw:frame draw:style-name="gr7" draw:text-style-name="P2" draw:layer="layout" svg:width="2.61cm" svg:height="0.802cm" svg:x="11.741cm" svg:y="21.101cm">
          <draw:text-box>
            <text:p text:style-name="P2">Prototype</text:p>
          </draw:text-box>
        </draw:frame>
        <draw:frame draw:style-name="gr10" xml:id="id2" draw:id="id2" draw:layer="layout" svg:width="2.54cm" svg:height="0.981cm" svg:x="8.52cm" svg:y="5.326cm">
          <draw:text-box>
            <text:p>UX</text:p>
          </draw:text-box>
        </draw:frame>
        <draw:frame draw:style-name="gr11" draw:layer="layout" svg:width="2.916cm" svg:height="8.889cm" svg:x="8.082cm" svg:y="4.622cm">
          <draw:text-box>
            <text:p/>
          </draw:text-box>
        </draw:frame>
        <draw:frame draw:style-name="gr12" draw:layer="layout" svg:width="0.502cm" svg:height="0.962cm" svg:x="9.125cm" svg:y="14.675cm">
          <draw:text-box>
            <text:p/>
          </draw:text-box>
        </draw:frame>
        <draw:frame draw:style-name="gr12" draw:layer="layout" svg:width="0.502cm" svg:height="0.962cm" svg:x="9.125cm" svg:y="8.371cm">
          <draw:text-box>
            <text:p/>
          </draw:text-box>
        </draw:frame>
        <draw:frame draw:style-name="gr7" draw:text-style-name="P2" draw:layer="layout" svg:width="2.665cm" svg:height="0.802cm" svg:x="11.922cm" svg:y="12.622cm">
          <draw:text-box>
            <text:p text:style-name="P2">Feedback</text:p>
          </draw:text-box>
        </draw:frame>
        <draw:frame draw:style-name="gr7" draw:text-style-name="P2" draw:layer="layout" svg:width="2.665cm" svg:height="0.802cm" svg:x="11.922cm" svg:y="18.045cm">
          <draw:text-box>
            <text:p text:style-name="P2">Feedback</text:p>
          </draw:text-box>
        </draw:frame>
        <draw:frame draw:style-name="gr6" xml:id="id4" draw:id="id4" draw:layer="layout" svg:width="3.222cm" svg:height="0.962cm" svg:x="7.575cm" svg:y="22.661cm">
          <draw:text-box>
            <text:p>Research</text:p>
          </draw:text-box>
        </draw:frame>
        <draw:line draw:style-name="gr13" draw:text-style-name="P1" draw:layer="layout" svg:x1="9.155cm" svg:y1="3.778cm" svg:x2="9.155cm" svg:y2="5.302cm">
          <text:p/>
        </draw:line>
        <draw:line draw:style-name="gr13" draw:text-style-name="P1" draw:layer="layout" svg:x1="9.147cm" svg:y1="6.448cm" svg:x2="9.147cm" svg:y2="7.972cm">
          <text:p/>
        </draw:line>
        <draw:line draw:style-name="gr13" draw:text-style-name="P1" draw:layer="layout" svg:x1="9.147cm" svg:y1="9.747cm" svg:x2="9.147cm" svg:y2="11.271cm">
          <text:p/>
        </draw:line>
        <draw:line draw:style-name="gr13" draw:text-style-name="P1" draw:layer="layout" svg:x1="9.147cm" svg:y1="12.241cm" svg:x2="9.147cm" svg:y2="13.765cm">
          <text:p/>
        </draw:line>
        <draw:line draw:style-name="gr13" draw:text-style-name="P1" draw:layer="layout" svg:x1="9.147cm" svg:y1="15.162cm" svg:x2="9.147cm" svg:y2="16.686cm">
          <text:p/>
        </draw:line>
        <draw:line draw:style-name="gr13" draw:text-style-name="P1" draw:layer="layout" svg:x1="9.147cm" svg:y1="17.783cm" svg:x2="9.147cm" svg:y2="19.307cm">
          <text:p/>
        </draw:line>
        <draw:line draw:style-name="gr13" draw:text-style-name="P1" draw:layer="layout" svg:x1="9.147cm" svg:y1="20.804cm" svg:x2="9.147cm" svg:y2="22.328cm">
          <text:p/>
        </draw:line>
        <draw:frame draw:style-name="gr7" draw:text-style-name="P3" draw:layer="layout" svg:width="2.229cm" svg:height="0.962cm" svg:x="1.184cm" svg:y="0.889cm">
          <draw:text-box>
            <text:p text:style-name="P3">Stage</text:p>
          </draw:text-box>
        </draw:frame>
        <draw:frame draw:style-name="gr7" draw:text-style-name="P4" draw:layer="layout" svg:width="3.326cm" svg:height="0.839cm" svg:x="11.949cm" svg:y="1cm">
          <draw:text-box>
            <text:p><text:span text:style-name="T1">Deliverable</text:span></text:p>
          </draw:text-box>
        </draw:frame>
        <draw:connector draw:style-name="gr13" draw:text-style-name="P1" draw:layer="layout" svg:x1="7.766cm" svg:y1="11.674cm" svg:x2="8.52cm" svg:y2="5.816cm" draw:start-shape="id1" draw:start-glue-point="3" draw:end-shape="id2" draw:end-glue-point="3" svg:d="M7766 11674h-500v-5858h1254">
          <text:p/>
        </draw:connector>
        <draw:connector draw:style-name="gr13" draw:text-style-name="P1" draw:layer="layout" svg:x1="7.765cm" svg:y1="17.115cm" svg:x2="7.356cm" svg:y2="11.986cm" draw:start-shape="id3" draw:start-glue-point="3" svg:d="M7765 17115h-500v-5129h91">
          <text:p/>
        </draw:connector>
        <draw:line draw:style-name="gr13" draw:text-style-name="P1" draw:layer="layout" svg:x1="9.255cm" svg:y1="23.987cm" svg:x2="9.255cm" svg:y2="25.638cm">
          <text:p/>
        </draw:line>
        <draw:line draw:style-name="gr14" draw:text-style-name="P1" draw:layer="layout" svg:x1="1cm" svg:y1="23.76cm" svg:x2="20.59cm" svg:y2="23.76cm">
          <text:p/>
        </draw:line>
        <draw:connector draw:style-name="gr13" draw:text-style-name="P1" draw:layer="layout" svg:x1="7.575cm" svg:y1="23.142cm" svg:x2="7.091cm" svg:y2="17.38cm" draw:start-shape="id4" draw:start-glue-point="3" svg:d="M7575 23142h-500v-5762h16">
          <text:p/>
        </draw:connector>
        <draw:frame draw:style-name="gr7" draw:layer="layout" svg:width="5.303cm" svg:height="0.962cm" svg:x="1.158cm" svg:y="1.754cm">
          <draw:text-box>
            <text:p>UX Development</text:p>
          </draw:text-box>
        </draw:frame>
        <draw:frame draw:style-name="gr7" draw:layer="layout" svg:width="4.35cm" svg:height="0.962cm" svg:x="1.059cm" svg:y="23.968cm">
          <draw:text-box>
            <text:p>UI Production</text:p>
          </draw:text-box>
        </draw:frame>
        <draw:frame draw:style-name="gr7" draw:layer="layout" svg:width="3.537cm" svg:height="0.962cm" svg:x="7.566cm" svg:y="25.673cm">
          <draw:text-box>
            <text:p>Production</text:p>
          </draw:text-box>
        </draw:frame>
        <draw:frame draw:style-name="gr7" draw:text-style-name="P4" draw:layer="layout" svg:width="3.825cm" svg:height="1.427cm" svg:x="7.716cm" svg:y="0.97cm">
          <draw:text-box>
            <text:p><text:span text:style-name="T2">Development</text:span><text:span text:style-name="T2"><text:line-break/></text:span><text:span text:style-name="T2">Cycle</text:span></text:p>
          </draw:text-box>
        </draw:frame>
        <draw:frame draw:style-name="gr7" draw:text-style-name="P5" draw:layer="layout" svg:width="5.942cm" svg:height="0.802cm" svg:x="1.108cm" svg:y="2.778cm">
          <draw:text-box>
            <text:p><text:span text:style-name="T3">Product = clay (dynamic)</text:span></text:p>
          </draw:text-box>
        </draw:frame>
        <draw:frame draw:style-name="gr7" draw:text-style-name="P5" draw:layer="layout" svg:width="6.268cm" svg:height="0.802cm" svg:x="1.008cm" svg:y="24.817cm">
          <draw:text-box>
            <text:p><text:span text:style-name="T3">Product = concrete (static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Gable</meta:initial-creator>
    <meta:creation-date>2014-10-19T18:14:49</meta:creation-date>
    <dc:date>2014-10-19T19:09:42</dc:date>
    <dc:creator>Mark Gable</dc:creator>
    <meta:editing-duration>PT54M10S</meta:editing-duration>
    <meta:editing-cycles>6</meta:editing-cycles>
    <meta:generator>OpenOffice/4.1.1$Unix OpenOffice.org_project/411m6$Build-9775</meta:generator>
    <meta:document-statistic meta:object-count="38"/>
  </office:meta>
</office:document-meta>
</file>